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Norm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>
        <style:tab-stops>
          <style:tab-stop style:position="1.482cm"/>
        </style:tab-stops>
      </style:paragraph-properties>
    </style:style>
    <style:style style:name="P2" style:family="paragraph" style:parent-style-name="List_20_Paragraph">
      <style:text-properties style:font-name="Courier New" style:font-name-complex="Courier New2"/>
    </style:style>
    <style:style style:name="P3" style:family="paragraph" style:parent-style-name="List_20_Paragraph">
      <style:paragraph-properties fo:text-align="justify" style:justify-single-word="false">
        <style:tab-stops>
          <style:tab-stop style:position="1.482cm"/>
        </style:tab-stops>
      </style:paragraph-properties>
      <style:text-properties style:font-name="Courier New" style:font-name-complex="Courier New2"/>
    </style:style>
    <style:style style:name="P4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Courier New" style:font-name-complex="Courier New2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font-name="Courier New" style:font-name-complex="Courier New2"/>
    </style:style>
    <style:style style:name="P6" style:family="paragraph" style:parent-style-name="Standard">
      <style:text-properties style:font-name="Courier New" style:font-name-complex="Courier New2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429cm" fo:margin-right="0cm" fo:text-align="justify" style:justify-single-word="false" fo:text-indent="-1.429cm" style:auto-text-indent="false">
        <style:tab-stops>
          <style:tab-stop style:position="1.482cm"/>
        </style:tab-stops>
      </style:paragraph-properties>
      <style:text-properties style:font-name="Courier New" style:font-name-complex="Courier New2"/>
    </style:style>
    <style:style style:name="P10" style:family="paragraph" style:parent-style-name="List_20_Paragraph">
      <style:paragraph-properties fo:text-align="justify" style:justify-single-word="false"/>
      <style:text-properties style:font-name="Courier New" style:font-name-complex="Courier New2"/>
    </style:style>
    <style:style style:name="P11" style:family="paragraph" style:parent-style-name="List_20_Paragraph" style:list-style-name="WWNum11">
      <style:paragraph-properties fo:text-align="justify" style:justify-single-word="false"/>
      <style:text-properties style:font-name="Courier New" style:font-name-complex="Courier New2"/>
    </style:style>
    <style:style style:name="P12" style:family="paragraph" style:parent-style-name="List_20_Paragraph">
      <style:paragraph-properties fo:text-align="justify" style:justify-single-word="false">
        <style:tab-stops>
          <style:tab-stop style:position="1.482cm"/>
        </style:tab-stops>
      </style:paragraph-properties>
      <style:text-properties style:font-name="Courier New" style:font-name-complex="Courier New2"/>
    </style:style>
    <style:style style:name="P13" style:family="paragraph" style:parent-style-name="List_20_Paragraph" style:list-style-name="WWNum6">
      <style:paragraph-properties fo:text-align="justify" style:justify-single-word="false"/>
      <style:text-properties style:font-name="Courier New" style:font-name-complex="Courier New2"/>
    </style:style>
    <style:style style:name="P14" style:family="paragraph" style:parent-style-name="List_20_Paragraph" style:list-style-name="WWNum8">
      <style:text-properties style:font-name="Courier New" fo:font-weight="bold" style:font-weight-asian="bold" style:font-name-complex="Courier New2" style:font-weight-complex="bold"/>
    </style:style>
    <style:style style:name="P15" style:family="paragraph" style:parent-style-name="List_20_Paragraph" style:list-style-name="WWNum6">
      <style:paragraph-properties fo:margin-top="0cm" fo:margin-bottom="0cm" fo:line-height="100%" fo:text-align="justify" style:justify-single-word="false">
        <style:tab-stops>
          <style:tab-stop style:position="1.482cm"/>
        </style:tab-stops>
      </style:paragraph-properties>
    </style:style>
    <style:style style:name="P16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Courier New" style:font-name-complex="Courier New2"/>
    </style:style>
    <style:style style:name="P17" style:family="paragraph" style:parent-style-name="Standard">
      <style:text-properties style:font-name="Courier New" style:font-name-complex="Courier New2"/>
    </style:style>
    <style:style style:name="P18" style:family="paragraph" style:parent-style-name="Standard">
      <style:paragraph-properties fo:text-align="center" style:justify-single-word="false"/>
      <style:text-properties style:font-name="Courier New" style:font-name-complex="Courier New2"/>
    </style:style>
    <style:style style:name="P19" style:family="paragraph" style:parent-style-name="Standard">
      <style:paragraph-properties fo:text-align="justify" style:justify-single-word="false"/>
      <style:text-properties style:font-name="Courier New" style:font-name-complex="Courier New2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ourier New" style:font-name-complex="Courier New2"/>
    </style:style>
    <style:style style:name="P21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style:font-name-complex="Courier New2"/>
    </style:style>
    <style:style style:name="P22" style:family="paragraph" style:parent-style-name="Standard">
      <style:paragraph-properties fo:text-align="justify" style:justify-single-word="false"/>
      <style:text-properties style:font-name="Courier New" style:text-underline-style="solid" style:text-underline-width="auto" style:text-underline-color="font-color" style:font-name-complex="Courier New2"/>
    </style:style>
    <style:style style:name="P23" style:family="paragraph" style:parent-style-name="Standard" style:list-style-name="WW8Num2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>
      <style:text-properties fo:color="#4472c4" style:font-name="Courier New" fo:font-size="14pt" fo:font-weight="bold" style:font-size-asian="14pt" style:font-weight-asian="bold" style:font-name-complex="Courier New2" style:font-size-complex="14pt"/>
    </style:style>
    <style:style style:name="P26" style:family="paragraph" style:parent-style-name="Standard" style:list-style-name="WW8Num2">
      <style:paragraph-properties fo:text-align="justify" style:justify-single-word="false"/>
      <style:text-properties fo:color="#4472c4" style:font-name="Courier New" fo:font-size="14pt" fo:font-weight="bold" style:font-size-asian="14pt" style:font-weight-asian="bold" style:font-name-complex="Courier New2" style:font-size-complex="14pt"/>
    </style:style>
    <style:style style:name="P27" style:family="paragraph" style:parent-style-name="Standard" style:list-style-name="WW8Num2">
      <style:text-properties fo:color="#4472c4" style:font-name="Courier New" fo:font-size="14pt" fo:font-weight="bold" style:font-size-asian="14pt" style:font-weight-asian="bold" style:font-name-complex="Courier New2" style:font-size-complex="14pt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ourier New" style:font-name-complex="Courier New2"/>
    </style:style>
    <style:style style:name="P29" style:family="paragraph" style:parent-style-name="Standard">
      <style:paragraph-properties fo:margin-left="1.429cm" fo:margin-right="0cm" fo:text-align="justify" style:justify-single-word="false" fo:text-indent="-1.429cm" style:auto-text-indent="false">
        <style:tab-stops>
          <style:tab-stop style:position="1.482cm"/>
        </style:tab-stops>
      </style:paragraph-properties>
      <style:text-properties style:font-name="Courier New" fo:font-weight="bold" style:font-weight-asian="bold" style:font-name-complex="Courier New2" style:font-weight-complex="bold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ourier New" style:font-name-complex="Courier New2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weight="bold" style:font-weight-asian="bold" style:font-name-complex="Courier New2" style:font-weight-complex="bold"/>
    </style:style>
    <style:style style:name="T3" style:family="text">
      <style:text-properties fo:color="#4472c4" style:font-name="Courier New" fo:font-size="14pt" fo:font-weight="bold" style:font-size-asian="14pt" style:font-weight-asian="bold" style:font-name-complex="Courier New2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Diseño del Sistema de Planificación</text:p>
      <text:p text:style-name="P18">Seguimiento, Evaluación (SPS&amp;E) </text:p>
      <text:p text:style-name="P18">y</text:p>
      <text:p text:style-name="P18">Gestión del Conocimiento <text:s/></text:p>
      <text:p text:style-name="P18">(GC)</text:p>
      <text:p text:style-name="P21"/>
      <text:p text:style-name="P7">PROPUESTA TECNICA Y ECONOMIC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Propuesta Tecnica y Economica.</text:p>
      <text:p text:style-name="Standard"/>
      <text:list xml:id="list2363145424930254847" text:style-name="WW8Num2">
        <text:list-item>
          <text:p text:style-name="P23">I<text:span text:style-name="T3">ntroducción</text:span></text:p>
        </text:list-item>
      </text:list>
      <text:p text:style-name="Standard"/>
      <text:p text:style-name="Standard"/>
      <text:p text:style-name="P19">Este documento muestra descripcion del desarrollo del <text:s/>Sistema de Planificación, Seguimiento, Evaluación (SPS&amp;E) y Gestión del Conocimiento (GC), donde se mostrará la forma en la que se generó , asi como el tipo de tecnologia utilizada.</text:p>
      <text:p text:style-name="P19"/>
      <text:p text:style-name="P19">Objetivo:</text:p>
      <text:p text:style-name="P19"/>
      <text:p text:style-name="P10">Realizar un diagnóstico de la situación actual del proceso de Planificación, Seguimiento, Evaluación (SPS&amp;E) y Gestión del Conocimiento (GC) del Ministerio de Economía Familiar, Comunitaria, Cooperativa y Asociativa (MEFCCA)</text:p>
      <text:p text:style-name="P10"/>
      <text:list xml:id="list4706478935080688283" text:style-name="WWNum11">
        <text:list-item>
          <text:p text:style-name="P11">Elaborar el diseño del Sistema de Planificación, Monitoreo, Evaluación (SPS&amp;E) y Gestión del Conocimiento y Aprendizaje (SPS&amp;E y GC) del Proyecto NICAVIDA vinculado a otros Proyectos financiados por el Fondo Internacional de Desarrollo Agrícola (FIDA) y al Sistema de Información del Gobierno de Reconciliación y Unidad Nacional (SIGRUN). Incluyendo la definición del marco conceptual, objetivos, enfoques, estrategias, actores y usuarios del Sistema de Planificación, Seguimiento, Evaluación (SPS&amp;E) y Gestión del Conocimiento (GC) del proyecto NICAVIDA.</text:p>
        </text:list-item>
      </text:list>
      <text:p text:style-name="P10"/>
      <text:p text:style-name="P10"/>
      <text:p text:style-name="P10"/>
      <text:p text:style-name="P10"/>
      <text:list xml:id="list32653210" text:continue-list="list2363145424930254847" text:style-name="WW8Num2">
        <text:list-item>
          <text:p text:style-name="P26">Propuesta Tecnica</text:p>
        </text:list-item>
      </text:list>
      <text:p text:style-name="P22"/>
      <text:list xml:id="list5581194518349541074" text:style-name="WWNum8">
        <text:list-item>
          <text:list>
            <text:list-header>
              <text:p text:style-name="P14"/>
            </text:list-header>
          </text:list>
        </text:list-item>
      </text:list>
      <text:p text:style-name="P28">El Sistema de Planificación Seguimiento Evaluación y Gestión del Conocimiento está basado en una arquitectura Cliente-Servidor. El Sistema de Gestión de Base de Datos es PostgreSQL. El lenguaje de programación es JAVA, utiliza para la navegación web el lenguaje HTML, JavaScript y CSS, así como las librerías ThymeLeaf y para la persistencia de los datos utiliza el estándar JPA e Hibernate.</text:p>
      <text:p text:style-name="P28"/>
      <text:p text:style-name="P28"/>
      <text:p text:style-name="P28"><text:soft-page-break/></text:p>
      <text:p text:style-name="P29"><text:tab/>Descripción de Programas, Aplicaciones y Plantillas:</text:p>
      <text:p text:style-name="P9"/>
      <text:list xml:id="list5493725815982322318" text:style-name="WWNum6">
        <text:list-item>
          <text:p text:style-name="P15"><text:span text:style-name="T2">Lenguaje de programación JAVA,</text:span><text:span text:style-name="T1"> especialmente diseñado para sistemas cliente/servidor, las aplicaciones en Java son compiladas a bytecode, que permite ejecutarse bajo cualquier máquina virtual sin importar la arquitectura de la computadora en la que se ejecute.</text:span></text:p>
        </text:list-item>
      </text:list>
      <text:p text:style-name="P3"/>
      <text:p text:style-name="P3">La principal característica es que es lenguaje completamente orientado a objetos, ósea que los datos y el código se combinan en entidades llamadas objetos. Esto permite que el proyecto sea manejable ya que una vez instaurado se harán pocos cambios.</text:p>
      <text:p text:style-name="P3"/>
      <text:list xml:id="list32651556" text:continue-numbering="true" text:style-name="WWNum6">
        <text:list-item>
          <text:p text:style-name="P15"><text:span text:style-name="T2">Framework Spring</text:span><text:span text:style-name="T1">, es utilizado para el desarrollo de aplicaciones y contenedor de inversión de control de código abierto para la plataforma JAVA.</text:span></text:p>
        </text:list-item>
      </text:list>
      <text:p text:style-name="P1"/>
      <text:p text:style-name="P3"/>
      <text:p text:style-name="P3">Spring crea código de alto rendimiento, liviano y reutilizable, ya que su finalidad es estandarizar, agilizar, manejar y resolver los problemas que pueden ir surgiendo sobre el trayecto del desarrollo del sistema.</text:p>
      <text:p text:style-name="P3"/>
      <text:p text:style-name="P3">Versión utilizable Spring Framework 5.2.5</text:p>
      <text:p text:style-name="P3"/>
      <text:list xml:id="list32677813" text:continue-numbering="true" text:style-name="WWNum6">
        <text:list-item>
          <text:p text:style-name="P15"><text:span text:style-name="T2">Hibernate ORM</text:span><text:span text:style-name="T1">, es un mapeo para las bases de datos relacionales en plataformas Java, trabaja mapeando mediante archivos XML o anotaciones en los BEANS de las entidades que permiten establecer estas relaciones.</text:span></text:p>
        </text:list-item>
      </text:list>
      <text:p text:style-name="P3"/>
      <text:p text:style-name="P1"/>
      <text:p text:style-name="P3"/>
      <text:p text:style-name="P3">Hibernate es una capa para el acceso a los datos, de software libre, su principal característica operar sobre objetos y generar las sentencias SQL liberando de esta tarea al desarrollador, obteniendo un rendimiento de tiempo grande.</text:p>
      <text:p text:style-name="P3"/>
      <text:p text:style-name="P3">Versión a utilizar Hibernate 5.4</text:p>
      <text:p text:style-name="P3"/>
      <text:list xml:id="list32655152" text:continue-numbering="true" text:style-name="WWNum6">
        <text:list-item>
          <text:p text:style-name="P15"><text:span text:style-name="T1"><text:s/></text:span><text:span text:style-name="T2">ThymeLeaf</text:span><text:span text:style-name="T1">, es un motor de plantillas utilizado en conjunto con Spring Framework para generar plantillas de XML/XHTML/HTML5 que pueden ser utilizados en modo web, se acopla bien para el trabajo en la capa de presentación en el modelo MVC.</text:span></text:p>
        </text:list-item>
      </text:list>
      <text:p text:style-name="P3"/>
      <text:p text:style-name="P1"/>
      <text:p text:style-name="P3"/>
      <text:p text:style-name="P3">Proporciona la creación de un código bien formateado y de una forma elegante, trabaja en entornos web y no webs, se pueden <text:soft-page-break/>crear dialectos relacionados con etiquetas de las plantillas y/o atributos, alto rendimiento del caché para la velocidad de carga en los sistemas.</text:p>
      <text:p text:style-name="P5"/>
      <text:list xml:id="list32670008" text:continue-list="list5581194518349541074" text:style-name="WWNum8">
        <text:list-item>
          <text:list>
            <text:list-item>
              <text:p text:style-name="P14">Metodología y personal del proyecto</text:p>
            </text:list-item>
          </text:list>
        </text:list-item>
      </text:list>
      <text:p text:style-name="P30">La metodología a usar será MVC con framework Spring con template ThymeLeaf, mismos que serán llevados en un sistema con N capas, incluidas las transversales para todo tipo de operaciones que se van a llevar en cabo entre los diferentes escenarios, entre las capas tendremos, Presentación, Negocios, Datos y transversales.</text:p>
      <text:p text:style-name="P30">El personal de proyecto será: </text:p>
      <text:list xml:id="list32652265" text:continue-list="list32655152" text:style-name="WWNum6">
        <text:list-item>
          <text:p text:style-name="P13">Un Desarrollador Senior.</text:p>
        </text:list-item>
      </text:list>
      <text:p text:style-name="P2"/>
      <text:p text:style-name="P2"/>
      <text:list xml:id="list32678645" text:continue-list="list32670008" text:style-name="WWNum8">
        <text:list-item>
          <text:list>
            <text:list-item>
              <text:p text:style-name="P14">Funcionalidad de la aplicación:</text:p>
            </text:list-item>
          </text:list>
        </text:list-item>
      </text:list>
      <text:p text:style-name="P2"/>
      <text:p text:style-name="P4"/>
      <text:p text:style-name="P4">Debido a que no se requieren de grandes recursos de hardware casi como que cualquier computadora que se conecte a internet mediante un navegador puede acceder al sistema. </text:p>
      <text:p text:style-name="P4"/>
      <text:p text:style-name="P4">Debido a que se utiliza la tecnología Web Responsive, la Aplicación es capaz de visualizarse y operar desde computadoras de escritorio hasta dispositivos móviles, etc. </text:p>
      <text:p text:style-name="P30">Los delegados o Técnicos ejecutan las actividades de Planificar, Reprogramar, Ejecutar, dar seguimiento, Evaluar e Informar a la Dirección superior, así como al Gerente de Proyecto.</text:p>
      <text:p text:style-name="P30"/>
      <text:p text:style-name="P30">El Director de Proyecto Planifica, Administra, Coordina el Proyecto e informa a la Dirección superior.</text:p>
      <text:p text:style-name="P30"/>
      <text:p text:style-name="P30">La UGP Planifica, Coordina, da Seguimiento, Evalúa las actividades del Proyecto.</text:p>
      <text:p text:style-name="P30"/>
      <text:p text:style-name="P30">La Unidad de Adquisiciones Planifica, convoca, preselecciona, selecciona y adjudica las contrataciones y adquisiciones.</text:p>
      <text:p text:style-name="P30">La unidad administrativa contrata, administra e informa de las gestiones propias de la unidad relacionadas a las actividades del proyecto</text:p>
      <text:p text:style-name="P30"/>
      <text:p text:style-name="P5">La Dirección Superior recibe información vía Dirección General de Proyectos, Gerencia de Proyectos o de los Delegados Departamentales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32666663" text:continue-list="list32653210" text:style-name="WW8Num2">
        <text:list-item>
          <text:p text:style-name="P27">Propuesta económica</text:p>
        </text:list-item>
      </text:list>
      <text:p text:style-name="P25"/>
      <text:p text:style-name="P19">Conforme al TDR en su apartado “Duracion de contrato”, se espcifica que la contratacion sera de 12 meses, por lo cual la propuesta economica sera la siguiente:</text:p>
      <text:p text:style-name="P19"/>
      <text:list xml:id="list888769251402460872" text:style-name="L1">
        <text:list-item>
          <text:p text:style-name="P24"><text:span text:style-name="T1">35,000.00 cordobas <text:s/>mensuales, los cuales seran cancelados el 30 de cada mes, con previa presentacion del informe mensual a satisfaccion de gerencia del proyecto NICAVIDA. </text:span></text:p>
        </text:list-item>
        <text:list-item>
          <text:p text:style-name="P20">Total de monto por 12 meses de contratacion sera de 420,000.00 cordobas netos.</text:p>
        </text:list-item>
      </text:list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adornments="Norm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N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2" style:display-name="ListLabel 2" style:family="text">
      <style:text-properties style:font-name-complex="Courier New2"/>
    </style:style>
    <style:style style:name="WW8Num2z0" style:family="text">
      <style:text-properties fo:color="#4472c4" fo:font-size="14pt" fo:font-weight="bold" style:font-size-asian="14pt" style:font-weight-asian="bold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ListLabel_20_3" style:display-name="ListLabel 3" style:family="text">
      <style:text-properties style:font-name-asian="Times New Roman1"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0T12:07:28.24</meta:creation-date>
    <dc:date>2020-09-11T12:44:59.55</dc:date>
    <meta:editing-duration>PT53M12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5" meta:paragraph-count="42" meta:word-count="827" meta:character-count="5524"/>
  </office:meta>
</office:document-meta>
</file>